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08ef"/>
    </style:style>
    <style:style style:name="P2" style:family="paragraph" style:parent-style-name="Standard">
      <style:text-properties officeooo:rsid="001008ef" officeooo:paragraph-rsid="001008ef"/>
    </style:style>
    <style:style style:name="P3" style:family="paragraph" style:parent-style-name="Standard">
      <style:text-properties officeooo:rsid="001131a5" officeooo:paragraph-rsid="001131a5"/>
    </style:style>
    <style:style style:name="P4" style:family="paragraph" style:parent-style-name="Standard">
      <style:text-properties officeooo:paragraph-rsid="001131a5"/>
    </style:style>
    <style:style style:name="P5" style:family="paragraph" style:parent-style-name="Standard">
      <style:text-properties officeooo:rsid="00126478" officeooo:paragraph-rsid="00126478"/>
    </style:style>
    <style:style style:name="P6" style:family="paragraph" style:parent-style-name="Standard">
      <style:text-properties officeooo:rsid="0014b015" officeooo:paragraph-rsid="0014b015"/>
    </style:style>
    <style:style style:name="P7" style:family="paragraph" style:parent-style-name="Standard">
      <style:text-properties officeooo:rsid="00168be2" officeooo:paragraph-rsid="00168be2"/>
    </style:style>
    <style:style style:name="P8" style:family="paragraph" style:parent-style-name="Standard">
      <style:text-properties officeooo:paragraph-rsid="00168be2"/>
    </style:style>
    <style:style style:name="P9" style:family="paragraph" style:parent-style-name="Standard">
      <style:text-properties officeooo:paragraph-rsid="001789b2"/>
    </style:style>
    <style:style style:name="P10" style:family="paragraph" style:parent-style-name="Standard">
      <style:text-properties officeooo:rsid="001a00d0" officeooo:paragraph-rsid="001a00d0"/>
    </style:style>
    <style:style style:name="P11" style:family="paragraph" style:parent-style-name="Frame_20_contents">
      <style:paragraph-properties fo:text-align="center" style:justify-single-word="false"/>
      <style:text-properties officeooo:rsid="000e4553" officeooo:paragraph-rsid="000e4553"/>
    </style:style>
    <style:style style:name="P12" style:family="paragraph" style:parent-style-name="Frame_20_contents">
      <style:text-properties officeooo:rsid="001008ef" officeooo:paragraph-rsid="001008ef"/>
    </style:style>
    <style:style style:name="P13" style:family="paragraph" style:parent-style-name="Frame_20_contents">
      <style:text-properties officeooo:rsid="00168be2" officeooo:paragraph-rsid="00168be2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text-align="center"/>
    </style:style>
    <style:style style:name="P16" style:family="paragraph">
      <loext:graphic-properties draw:fill-color="#1c3687"/>
    </style:style>
    <style:style style:name="P17" style:family="paragraph">
      <loext:graphic-properties draw:fill-color="#ffffff"/>
    </style:style>
    <style:style style:name="P18" style:family="paragraph">
      <loext:graphic-properties draw:fill-color="#72bf44"/>
    </style:style>
    <style:style style:name="P19" style:family="paragraph">
      <loext:graphic-properties draw:fill-color="#bc312e"/>
    </style:style>
    <style:style style:name="T1" style:family="text">
      <style:text-properties officeooo:rsid="000d28cf"/>
    </style:style>
    <style:style style:name="T2" style:family="text">
      <style:text-properties officeooo:rsid="00168be2"/>
    </style:style>
    <style:style style:name="T3" style:family="text">
      <style:text-properties officeooo:rsid="00198773"/>
    </style:style>
    <style:style style:name="T4" style:family="text">
      <style:text-properties officeooo:rsid="001a7ea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P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1.078cm" fo:min-width="4.3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fill-color="#1c3687" draw:textarea-horizontal-align="justify" draw:textarea-vertical-align="middle" draw:auto-grow-height="false" fo:min-height="6.456cm" fo:min-width="18.6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parent-style-name="Frame">
      <style:graphic-properties draw:fill-color="#ffffff" draw:textarea-horizontal-align="justify" draw:textarea-vertical-align="middle" draw:auto-grow-height="false" fo:min-height="4.445cm" fo:min-width="8.5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draw:fill-color="#ffffff" draw:textarea-horizontal-align="justify" draw:textarea-vertical-align="middle" draw:auto-grow-height="false" fo:min-height="0.931cm" fo:min-width="2.5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72bf44" draw:textarea-horizontal-align="justify" draw:textarea-vertical-align="middle" draw:auto-grow-height="false" fo:min-height="0.67cm" fo:min-width="3.8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parent-style-name="Frame">
      <style:graphic-properties draw:fill-color="#bc312e" draw:textarea-horizontal-align="justify" draw:textarea-vertical-align="middle" draw:auto-grow-height="false" fo:min-height="1.085cm" fo:min-width="18.6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2.808cm" fo:min-width="2.80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ab/><text:tab/><text:tab/><text:tab/><text:tab/><text:tab/><text:tab/><text:tab/><text:tab/><text:span text:style-name="T3">Home </text:span><text:span text:style-name="T3"><office:annotation office:name="__Annotation__10_4225661409"><dc:creator>Unknown Author</dc:creator><dc:date>2018-12-04T19:33:23.080088600</dc:date><text:p text:style-name="P14"><text:span text:style-name="T5">Fixed </text:span></text:p><text:p text:style-name="P14"><text:span text:style-name="T5">ScroolSpy</text:span></text:p></office:annotation></text:span><text:span text:style-name="T3">| Works | About |Contact</text:span><office:annotation-end office:name="__Annotation__10_4225661409"/></text:p>
      <text:p text:style-name="P1"/>
      <text:p text:style-name="P1"/>
      <text:p text:style-name="P1"><draw:line text:anchor-type="paragraph" draw:z-index="4" draw:name="Shape5" draw:style-name="gr6" draw:text-style-name="P15" svg:x1="0.235cm" svg:y1="7.468cm" svg:x2="18.809cm" svg:y2="7.362cm"><text:p/></draw:line><draw:custom-shape text:anchor-type="paragraph" draw:z-index="0" draw:name="Shape1" draw:style-name="gr2" draw:text-style-name="P16" svg:width="18.654cm" svg:height="6.457cm" svg:x="0.18cm" svg:y="0.27cm"><text:p text:style-name="P11"><draw:custom-shape text:anchor-type="paragraph" draw:z-index="9" draw:name="Shape8" draw:style-name="gr1" svg:width="4.419cm" svg:height="1.191cm" svg:x="7.049cm" svg:y="1.568cm"><text:p text:style-name="P15">Download Resum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JUMBOTRON</text:p><draw:enhanced-geometry svg:viewBox="0 0 21600 21600" draw:type="rectangle" draw:enhanced-path="M 0 0 L 21600 0 21600 21600 0 21600 0 0 Z N"/></draw:custom-shape><office:annotation><dc:creator>Unknown Author</dc:creator><dc:date>2018-12-04T19:41:38.946192527</dc:date><text:p text:style-name="P14"><text:span text:style-name="T5">Insert break lines per section</text:span></text:p></office:annotation></text:p>
      <text:p text:style-name="P2"/>
      <text:p text:style-name="P2"><office:annotation office:name="__Annotation__11_4225661409"><dc:creator>Unknown Author</dc:creator><dc:date>2018-12-04T19:33:47.063380079</dc:date><text:p text:style-name="P14"><text:span text:style-name="T5">Header</text:span></text:p></office:annotation>Projects<office:annotation-end office:name="__Annotation__11_4225661409"/></text:p>
      <text:p text:style-name="P1"><draw:custom-shape text:anchor-type="paragraph" draw:z-index="1" draw:name="Shape2" draw:style-name="gr3" draw:text-style-name="P17" svg:width="8.573cm" svg:height="4.446cm" svg:x="0.129cm" svg:y="1.602cm"><text:p text:style-name="P12">Image Capstone 1</text:p><draw:enhanced-geometry svg:viewBox="0 0 21600 21600" draw:type="rectangle" draw:enhanced-path="M 0 0 L 21600 0 21600 21600 0 21600 0 0 Z N"/></draw:custom-shape><draw:custom-shape text:anchor-type="paragraph" draw:z-index="2" draw:name="Shape3" draw:style-name="gr4" draw:text-style-name="P17" svg:width="2.673cm" svg:height="1.031cm" svg:x="0.023cm" svg:y="0.307cm"><text:p text:style-name="P12">Capstone 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office:annotation><dc:creator>Unknown Author</dc:creator><dc:date>2018-12-04T19:37:30.941213209</dc:date><text:p text:style-name="P14"><text:span text:style-name="T5">Collapse Button For Capstone 1</text:span></text:p></office:annotation></text:p>
      <text:p text:style-name="P1"/>
      <text:p text:style-name="P1"/>
      <text:p text:style-name="P2">Capstone 1 Title</text:p>
      <text:p text:style-name="P2"/>
      <text:p text:style-name="P3">Brief overview of Capstone 1</text:p>
      <text:p text:style-name="P3"/>
      <text:p text:style-name="P3"/>
      <text:p text:style-name="P3"/>
      <text:p text:style-name="P3"><draw:custom-shape text:anchor-type="paragraph" draw:z-index="3" draw:name="Shape4" draw:style-name="gr5" draw:text-style-name="P18" svg:width="3.917cm" svg:height="0.742cm" svg:x="8.966cm" svg:y="0.33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><text:tab/><text:tab/><text:tab/><text:tab/><office:annotation><dc:creator>Unknown Author</dc:creator><dc:date>2018-12-04T19:39:57.918901959</dc:date><text:p text:style-name="P14"><text:span text:style-name="T5">Link to Capstone 1</text:span></text:p></office:annotation></text:p>
      <text:p text:style-name="P4"/>
      <text:p text:style-name="P5"><draw:custom-shape text:anchor-type="paragraph" draw:z-index="8" draw:name="Shape7" draw:style-name="gr8" draw:text-style-name="P15" svg:width="3.97cm" svg:height="3.97cm" svg:x="12.183cm" svg:y="0.397cm"><text:p text:style-name="P15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Capstone 2 and 3</text:p>
      <text:p text:style-name="P5"><draw:line text:anchor-type="paragraph" draw:z-index="5" draw:name="Shape5" draw:style-name="gr6" draw:text-style-name="P15" svg:x1="0.129cm" svg:y1="0.827cm" svg:x2="18.703cm" svg:y2="0.721cm"><text:p/></draw:line></text:p>
      <text:p text:style-name="P5"/>
      <text:p text:style-name="P10">ABOUT</text:p>
      <text:p text:style-name="P10">Short self introduction<text:tab/><text:tab/><text:tab/><text:tab/><text:tab/><text:tab/><text:tab/><text:tab/><text:tab/><text:tab/><office:annotation><dc:creator>Unknown Author</dc:creator><dc:date>2018-12-04T20:06:20.290522604</dc:date><text:p text:style-name="P14"><text:span text:style-name="T5">Professional Picture of Self</text:span></text:p></office:annotation></text:p>
      <text:p text:style-name="P10"/>
      <text:p text:style-name="P10"/>
      <text:p text:style-name="P10"/>
      <text:p text:style-name="P6"><office:annotation office:name="__Annotation__57_4225661409"><dc:creator>Unknown Author</dc:creator><dc:date>2018-12-04T19:48:28.583641541</dc:date><text:p text:style-name="P14"><text:span text:style-name="T5">Header</text:span></text:p></office:annotation>Technical Skills<office:annotation-end office:name="__Annotation__57_4225661409"/></text:p>
      <text:p text:style-name="P6"/>
      <text:p text:style-name="P6">HTML<text:tab/><office:annotation><dc:creator>Unknown Author</dc:creator><dc:date>2018-12-04T19:48:35.998766133</dc:date><text:p text:style-name="P14"><text:span text:style-name="T5">Present it as Graph</text:span></text:p></office:annotation><text:tab/><text:tab/></text:p>
      <text:p text:style-name="P6">CSS</text:p>
      <text:p text:style-name="P6">JAVASCRIPT</text:p>
      <text:p text:style-name="P6">PHP</text:p>
      <text:p text:style-name="P6">PROGRESS </text:p>
      <text:p text:style-name="P6"><draw:line text:anchor-type="paragraph" draw:z-index="6" draw:name="Shape5" draw:style-name="gr6" draw:text-style-name="P15" svg:x1="0.155cm" svg:y1="0.192cm" svg:x2="18.729cm" svg:y2="0.086cm"><text:p/></draw:line><text:soft-page-break/></text:p>
      <text:p text:style-name="P7"/>
      <text:p text:style-name="P8"><draw:custom-shape text:anchor-type="paragraph" draw:z-index="7" draw:name="Shape6" draw:style-name="gr7" draw:text-style-name="P19" svg:width="18.654cm" svg:height="1.086cm" svg:x="0.145cm" svg:y="1.011cm"><text:p text:style-name="P13">FOOTER email – Contact # - Facebook Links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9:09:22.110728395</meta:creation-date>
    <dc:date>2018-12-04T20:37:10.135408545</dc:date>
    <meta:editing-duration>PT1H7M23S</meta:editing-duration>
    <meta:editing-cycles>14</meta:editing-cycles>
    <meta:generator>LibreOffice/6.0.6.2$Linux_X86_64 LibreOffice_project/00m0$Build-2</meta:generator>
    <meta:document-statistic meta:table-count="0" meta:image-count="0" meta:object-count="0" meta:page-count="2" meta:paragraph-count="20" meta:word-count="43" meta:character-count="272" meta:non-whitespace-character-count="218"/>
  </office:meta>
</office:document-meta>
</file>